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4.382cm" fo:break-before="auto" style:use-optimal-row-height="true"/>
    </style:style>
    <style:style style:name="ro6" style:family="table-row">
      <style:table-row-properties style:row-height="2.801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4_AMMINISTRATIVO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4">
          <table:table-cell table:style-name="ce10" office:value-type="string" calcext:value-type="string">
            <text:p>ACCESS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creazione progetto personale a PC</text:p>
          </table:table-cell>
          <table:table-cell table:style-name="ce10" office:value-type="string" calcext:value-type="string">
            <text:p>schede;</text:p>
            <text:p>Maschere;</text:p>
            <text:p>Filtri;</text:p>
            <text:p>Creazione piccolo database</text:p>
          </table:table-cell>
          <table:table-cell table:style-name="ce10" office:value-type="string" calcext:value-type="string">
            <text:p>valutazione progetto finale</text:p>
          </table:table-cell>
          <table:table-cell table:style-name="ce15"/>
        </table:table-row>
        <table:table-row table:style-name="ro5">
          <table:table-cell table:style-name="ce10" office:value-type="string" calcext:value-type="string">
            <text:p>CREAZIONE DATABASE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reazione progetto personale in EXCEL e in ACCESS</text:p>
          </table:table-cell>
          <table:table-cell table:style-name="ce10" office:value-type="string" calcext:value-type="string">
            <text:p>creazione scheda clienti;</text:p>
            <text:p>creaznie scheda fornitori;</text:p>
            <text:p>creazione scheda vendite;</text:p>
            <text:p>creazione scheda acquisti;</text:p>
            <text:p>rielaborazoine dati;</text:p>
            <text:p>esposizione andamento statistico;</text:p>
            <text:p>creazione maschere specifiche;</text:p>
            <text:p>interazione tra maschere;</text:p>
            <text:p>interazione tra fogli excel ;</text:p>
            <text:p>Simulazione formazione di un utente per l'utilizzo del programma</text:p>
          </table:table-cell>
          <table:table-cell table:style-name="ce10" office:value-type="string" calcext:value-type="string">
            <text:p>valutazione progetto finale</text:p>
          </table:table-cell>
          <table:table-cell table:style-name="ce15"/>
        </table:table-row>
        <table:table-row table:style-name="ro6">
          <table:table-cell table:style-name="ce10" office:value-type="string" calcext:value-type="string">
            <text:p>EXCEL AVANZATO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creazione progetto personale a PC</text:p>
          </table:table-cell>
          <table:table-cell table:style-name="ce10" office:value-type="string" calcext:value-type="string">
            <text:p>CONVALIDA DATI;</text:p>
            <text:p>funzioni casuali;</text:p>
            <text:p>formattazione condizionale;</text:p>
            <text:p>gestione fogli;</text:p>
            <text:p>MACRO INTRODUZIONE;</text:p>
            <text:p>MACRO;</text:p>
            <text:p>Macro esercizi</text:p>
          </table:table-cell>
          <table:table-cell table:style-name="ce10" office:value-type="string" calcext:value-type="string">
            <text:p>valutazione progetto finale</text:p>
          </table:table-cell>
          <table:table-cell table:style-name="ce15"/>
        </table:table-row>
        <table:table-row table:style-name="ro7">
          <table:table-cell table:style-name="ce10" office:value-type="string" calcext:value-type="string">
            <text:p>GRAFICA PUBBLICITARIA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creazione progetto personale a PC</text:p>
          </table:table-cell>
          <table:table-cell table:style-name="ce10" office:value-type="string" calcext:value-type="string">
            <text:p>LOGO AZIENDALE;</text:p>
            <text:p>BROCHURES;</text:p>
            <text:p>BIGLIETTI D VISITA;</text:p>
            <text:p>SITO WEB;</text:p>
            <text:p>REGOLE GRAFICHE</text:p>
          </table:table-cell>
          <table:table-cell table:style-name="ce10" office:value-type="string" calcext:value-type="string">
            <text:p>valutazione progetto finale</text:p>
          </table:table-cell>
          <table:table-cell table:style-name="ce15"/>
        </table:table-row>
        <table:table-row table:style-name="ro4">
          <table:table-cell table:style-name="ce10" office:value-type="string" calcext:value-type="string">
            <text:p>ALGEBRA BOOLEANA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creazione progetto personale a PC</text:p>
          </table:table-cell>
          <table:table-cell table:style-name="ce10" office:value-type="string" calcext:value-type="string">
            <text:p>valori di boole;</text:p>
            <text:p>operazione in algebra booleana;</text:p>
            <text:p>simboli e confronti;</text:p>
            <text:p>Diagrammi</text:p>
          </table:table-cell>
          <table:table-cell table:style-name="ce10" office:value-type="string" calcext:value-type="string">
            <text:p>valutazione progetto finale</text:p>
          </table:table-cell>
          <table:table-cell table:style-name="ce15"/>
        </table:table-row>
        <table:table-row table:style-name="ro3" table:number-rows-repeated="104856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01:39.928741670</dc:date>
    <meta:editing-duration>PT1H4M37S</meta:editing-duration>
    <meta:editing-cycles>27</meta:editing-cycles>
    <meta:generator>LibreOffice/7.3.7.2$Linux_X86_64 LibreOffice_project/30$Build-2</meta:generator>
    <meta:print-date>2024-09-17T19:01:06.615438877</meta:print-date>
    <meta:document-statistic meta:table-count="1" meta:cell-count="32" meta:object-count="0"/>
  </office:meta>
</office:document-meta>
</file>